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text-align="center" fo:margin-top="0.0562in" fo:margin-left="1.1847in" fo:margin-right="0.8763in">
        <style:tab-stops/>
      </style:paragraph-properties>
      <style:text-properties fo:font-weight="bold" style:font-weight-asian="bold" fo:font-size="16pt" style:font-size-asian="16pt"/>
    </style:style>
    <style:style style:name="P2" style:parent-style-name="Normal" style:family="paragraph">
      <style:paragraph-properties fo:text-align="center" fo:margin-top="0.0562in" fo:margin-left="1.1847in" fo:margin-right="0.8763in">
        <style:tab-stops/>
      </style:paragraph-properties>
      <style:text-properties fo:font-weight="bold" style:font-weight-asian="bold" fo:font-size="16pt" style:font-size-asian="16pt"/>
    </style:style>
    <style:style style:name="P3" style:parent-style-name="Corpsdetexte" style:family="paragraph">
      <style:paragraph-properties fo:text-align="center" fo:margin-top="0.1in" fo:line-height="111%" fo:margin-right="0.0319in"/>
      <style:text-properties style:font-name="Times New Roman"/>
    </style:style>
    <style:style style:name="P4" style:parent-style-name="Corpsdetexte" style:family="paragraph">
      <style:text-properties style:font-name="Times New Roman" fo:font-size="11pt" style:font-size-asian="11pt"/>
    </style:style>
    <style:style style:name="P5" style:parent-style-name="Corpsdetexte" style:family="paragraph">
      <style:paragraph-properties fo:margin-top="0.1159in" fo:margin-left="0.0777in">
        <style:tab-stops/>
      </style:paragraph-properties>
    </style:style>
    <style:style style:name="T6" style:parent-style-name="Policepardéfaut" style:family="text">
      <style:text-properties fo:color="#000009"/>
    </style:style>
    <style:style style:name="T7" style:parent-style-name="Policepardéfaut" style:family="text">
      <style:text-properties fo:color="#000009"/>
    </style:style>
    <style:style style:name="P8" style:parent-style-name="Corpsdetexte" style:family="paragraph">
      <style:text-properties fo:font-size="11pt" style:font-size-asian="11pt"/>
    </style:style>
    <style:style style:name="P9" style:parent-style-name="Corpsdetexte" style:family="paragraph">
      <style:text-properties fo:font-size="11pt" style:font-size-asian="11pt"/>
    </style:style>
    <style:style style:name="P10" style:parent-style-name="Corpsdetexte" style:family="paragraph">
      <style:paragraph-properties fo:margin-top="0.1076in" fo:margin-left="0.0777in">
        <style:tab-stops/>
      </style:paragraph-properties>
    </style:style>
    <style:style style:name="T11" style:parent-style-name="Policepardéfaut" style:family="text">
      <style:text-properties fo:letter-spacing="0.0375in"/>
    </style:style>
    <style:style style:name="P12" style:parent-style-name="Corpsdetexte" style:family="paragraph">
      <style:text-properties fo:font-size="11pt" style:font-size-asian="11pt"/>
    </style:style>
    <style:style style:name="P13" style:parent-style-name="Corpsdetexte" style:family="paragraph">
      <style:text-properties fo:font-size="11pt" style:font-size-asian="11pt"/>
    </style:style>
    <style:style style:name="P14" style:parent-style-name="Corpsdetexte" style:family="paragraph">
      <style:paragraph-properties fo:margin-top="0.1076in" fo:line-height="107%" fo:margin-left="0.0847in" fo:text-indent="-0.0069in">
        <style:tab-stops/>
      </style:paragraph-properties>
    </style:style>
    <style:style style:name="P15" style:parent-style-name="Corpsdetexte" style:family="paragraph">
      <style:paragraph-properties fo:margin-top="0.0006in"/>
      <style:text-properties fo:font-size="8.5pt" style:font-size-asian="8.5pt"/>
    </style:style>
    <style:style style:name="P16" style:parent-style-name="Corpsdetexte" style:family="paragraph">
      <style:paragraph-properties fo:margin-left="0.0777in">
        <style:tab-stops/>
      </style:paragraph-properties>
    </style:style>
    <style:style style:name="P17" style:parent-style-name="Corpsdetexte" style:family="paragraph">
      <style:paragraph-properties fo:margin-top="0.0062in"/>
      <style:text-properties fo:font-size="9pt" style:font-size-asian="9pt"/>
    </style:style>
    <style:style style:name="P18" style:parent-style-name="Corpsdetexte" style:family="paragraph">
      <style:paragraph-properties fo:margin-left="0.0777in">
        <style:tab-stops/>
      </style:paragraph-properties>
    </style:style>
    <style:style style:name="P19" style:parent-style-name="Corpsdetexte" style:family="paragraph">
      <style:paragraph-properties fo:margin-top="0.0055in"/>
      <style:text-properties fo:font-size="9pt" style:font-size-asian="9pt"/>
    </style:style>
    <style:style style:name="P20" style:parent-style-name="Corpsdetexte" style:family="paragraph">
      <style:paragraph-properties fo:margin-left="0.0777in">
        <style:tab-stops/>
      </style:paragraph-properties>
    </style:style>
    <style:style style:name="P21" style:parent-style-name="Corpsdetexte" style:family="paragraph">
      <style:paragraph-properties fo:margin-top="0.0062in"/>
      <style:text-properties fo:font-size="9pt" style:font-size-asian="9pt"/>
    </style:style>
    <style:style style:name="P22" style:parent-style-name="Corpsdetexte" style:family="paragraph">
      <style:paragraph-properties fo:margin-left="0.0777in">
        <style:tab-stops/>
      </style:paragraph-properties>
    </style:style>
    <style:style style:name="P23" style:parent-style-name="Corpsdetexte" style:family="paragraph">
      <style:paragraph-properties fo:margin-top="0.0048in"/>
      <style:text-properties fo:font-size="16pt" style:font-size-asian="16pt"/>
    </style:style>
    <style:style style:name="P24" style:parent-style-name="Corpsdetexte" style:family="paragraph">
      <style:paragraph-properties fo:margin-top="0.1076in" fo:line-height="107%" fo:margin-left="0.0847in" fo:text-indent="-0.0069in">
        <style:tab-stops/>
      </style:paragraph-properties>
    </style:style>
    <style:style style:name="P25" style:parent-style-name="Corpsdetexte" style:family="paragraph">
      <style:paragraph-properties style:line-height-at-least="0.3541in" fo:margin-left="0.0777in" fo:margin-right="-0.7555in">
        <style:tab-stops/>
      </style:paragraph-properties>
    </style:style>
    <style:style style:name="P26" style:parent-style-name="Corpsdetexte" style:family="paragraph">
      <style:paragraph-properties style:line-height-at-least="0.3541in" fo:margin-left="0.0777in" fo:margin-right="-0.7555in">
        <style:tab-stops/>
      </style:paragraph-properties>
    </style:style>
    <style:style style:name="P27" style:parent-style-name="Corpsdetexte" style:family="paragraph">
      <style:paragraph-properties fo:margin-top="0.0069in"/>
      <style:text-properties fo:font-size="9pt" style:font-size-asian="9pt"/>
    </style:style>
    <style:style style:name="P28" style:parent-style-name="Corpsdetexte" style:family="paragraph">
      <style:paragraph-properties fo:margin-left="0.0777in">
        <style:tab-stops/>
      </style:paragraph-properties>
    </style:style>
    <style:style style:name="P29" style:parent-style-name="Corpsdetexte" style:family="paragraph">
      <style:paragraph-properties fo:margin-top="0.0027in"/>
    </style:style>
    <style:style style:name="T30" style:parent-style-name="Policepardéfaut" style:family="text">
      <style:text-properties style:language-complex="ar" style:country-complex="SA"/>
    </style:style>
    <style:style style:family="graphic" style:name="a0">
      <style:graphic-properties style:wrap="none" draw:fill="none" draw:stroke="solid" svg:stroke-width="0.01528in" svg:stroke-color="#000000" svg:stroke-opacity="100%" draw:stroke-linejoin="round" style:horizontal-rel="page" style:vertical-rel="paragraph" style:horizontal-pos="from-left" style:vertical-pos="from-top"/>
    </style:style>
  </office:automatic-styles>
  <office:body>
    <office:text text:use-soft-page-breaks="true">
      <text:p text:style-name="P1">TESTENI<text:s/>DILEC’HIADENN SKOL</text:p>
      <text:p text:style-name="P2">JUSTIFICATIF DE DÉPLACEMENT SCOLAIRE</text:p>
      <text:p text:style-name="P3">Diouzh ar reolennoù hollek rekis evit talañ ouzh epidemiezh ar c’hovid-19<text:s/>e stern ar stad<text:line-break/>a zifrae yec’hedel.<text:line-break/>En application des mesures générales nécessaires pour faire face à l’épidémie de covid-19<text:s/>dans le cadre de l’état d’urgence sanitaire.</text:p>
      <text:p text:style-name="P4"/>
      <text:p text:style-name="P5"><text:span text:style-name="T6">Me a sin amañ dindan</text:span><text:span text:style-name="T7">, /<text:s/></text:span>Je soussigné(e),</text:p>
      <text:p text:style-name="P8"/>
      <text:p text:style-name="P9"/>
      <text:p text:style-name="P10">Anv hag anv-bihan<text:s/>ar gerent, pe an den karget eus ar bugel anavezet<text:s/>evel m’eo dleet<text:s/>/<text:s/>Nom et pré-nom des parents, ou responsable de l’enfant dument identifié<text:span text:style-name="T11"><text:s/></text:span>:</text:p>
      <text:p text:style-name="P12"/>
      <text:p text:style-name="P13"/>
      <text:p text:style-name="P14">a desteni<text:s/>eo ret-holl<text:s/>ma dilec’hiadennoù, etre ma zi-annez hag al lec’h<text:s/>ma vez<text:s/>degemeret ar bugel /<text:s/>certifie le caractère indispensable de mes déplacements, entre mon domicile et le lieu d’accueil de l’enfant :</text:p>
      <text:p text:style-name="P15"/>
      <text:p text:style-name="P16">Anv /<text:s/>Nom :</text:p>
      <text:p text:style-name="P17"/>
      <text:p text:style-name="P18">Anv-bihan /<text:s/>Prénom :</text:p>
      <text:p text:style-name="P19"/>
      <text:p text:style-name="P20">Deiziad ganedigezh /<text:s/>Date de naissance :</text:p>
      <text:p text:style-name="P21"/>
      <text:p text:style-name="P22">Doare<text:s/>dilec’hiañ<text:s/>/<text:s/>Moyen de déplacement :</text:p>
      <text:p text:style-name="P23"/>
      <text:p text:style-name="P24">Anv chomlech ha siell ar skol<text:s/>ma vez<text:s/>degemeret ar bugel<text:s/>/<text:s/>Nom adresse et cachet l’établissement d’accueil de l’enfant :<text:s/></text:p>
      <text:p text:style-name="P25"/>
      <text:p text:style-name="P26">Graet e / Fait à :</text:p>
      <text:p text:style-name="P27"/>
      <text:p text:style-name="P28">D’an / Le :</text:p>
      <text:p text:style-name="Corpsdetexte"/>
      <text:p text:style-name="Corpsdetexte"/>
      <text:p text:style-name="P29"><text:span text:style-name="T30"><draw:connector draw:type="line" svg:x1="0.78472in" svg:y1="0.15903in" svg:x2="2.78611in" svg:y2="0.15903in" draw:z-index="251657728" draw:id="id0" draw:style-name="a0" draw:name="Line 2" text:anchor-type="paragraph"><svg:title/><svg:desc/></draw:connector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rebuchet MS" style:font-name-asian="Trebuchet MS" style:font-name-complex="Trebuchet MS" fo:language="fr" fo:country="FR" style:language-asian="fr" style:country-asian="FR" style:language-complex="fr" style:country-complex="FR" fo:hyphenate="false"/>
    </style:style>
    <style:style style:name="Policepardéfaut" style:display-name="Police par défaut" style:family="text"/>
    <style:style style:name="Corpsdetexte" style:display-name="Corps de texte" style:family="paragraph" style:parent-style-name="Normal">
      <style:text-properties fo:font-size="10pt" style:font-size-asian="10pt" style:font-size-complex="10pt" fo:hyphenate="false"/>
    </style:style>
    <style:style style:name="Paragraphedeliste" style:display-name="Paragraphe de liste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9444in" fo:margin-left="0.7083in" fo:margin-bottom="0.1944in" fo:margin-right="1.1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2-Justificatif-deplacement-pro</dc:title>
    <meta:initial-creator>word</meta:initial-creator>
    <dc:creator>Dewi Kerbrat</dc:creator>
    <meta:creation-date>2020-11-19T16:04:00Z</meta:creation-date>
    <dc:date>2020-11-19T16:04:00Z</dc:date>
    <meta:template xlink:href="Normal.dotm" xlink:type="simple"/>
    <meta:editing-cycles>2</meta:editing-cycles>
    <meta:editing-duration>PT0S</meta:editing-duration>
    <meta:user-defined meta:name="Created" meta:value-type="date">2020-10-29T00:00:00Z</meta:user-defined>
    <meta:user-defined meta:name="Creator">Writer</meta:user-defined>
    <meta:user-defined meta:name="LastSaved" meta:value-type="date">2020-10-29T00:00:00Z</meta:user-defined>
    <meta:document-statistic meta:page-count="1" meta:paragraph-count="2" meta:word-count="150" meta:character-count="1003" meta:row-count="7" meta:non-whitespace-character-count="855"/>
  </office:meta>
</office:document-meta>
</file>